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3.0063in"/>
    </style:style>
    <style:style style:name="co3" style:family="table-column">
      <style:table-column-properties fo:break-before="auto" style:column-width="2.1327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number-columns-repeated="56" table:default-cell-style-name="ce1"/>
        <table:table-column table:style-name="co7" table:default-cell-style-name="ce7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Animal Farm</text:p>
          </table:table-cell>
          <table:table-cell office:value-type="string" calcext:value-type="string">
            <text:p>George Orwe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3-15" calcext:value-type="date">
            <text:p>15 Mar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நாடர் வரலாறு கருப்பா? காவியா?</text:p>
          </table:table-cell>
          <table:table-cell office:value-type="string" calcext:value-type="string">
            <text:p>லஜபதி ராய்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19-04-05" calcext:value-type="date">
            <text:p>05 Apr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1984" calcext:value-type="float">
            <text:p>1984</text:p>
          </table:table-cell>
          <table:table-cell office:value-type="string" calcext:value-type="string">
            <text:p>George Orwell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5-27" calcext:value-type="date">
            <text:p>27 May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3" office:value-type="string" calcext:value-type="string">
            <text:p>வெக்கை</text:p>
          </table:table-cell>
          <table:table-cell office:value-type="string" calcext:value-type="string">
            <text:p>பூமணி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கதை</text:p>
          </table:table-cell>
          <table:table-cell office:value-type="date" office:date-value="2019-05-31" calcext:value-type="date">
            <text:p>31 May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he Subtle Art of Not Giving a Fuck</text:p>
          </table:table-cell>
          <table:table-cell office:value-type="string" calcext:value-type="string">
            <text:p>Mark Mans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19-06-05" calcext:value-type="date">
            <text:p>05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3" office:value-type="string" calcext:value-type="string">
            <text:p>ஸீரோ டிகிர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கதை</text:p>
          </table:table-cell>
          <table:table-cell office:value-type="date" office:date-value="2019-06-08" calcext:value-type="date">
            <text:p>08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The Alchemist</text:p>
          </table:table-cell>
          <table:table-cell office:value-type="string" calcext:value-type="string">
            <text:p>Paulo Coelh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10" calcext:value-type="date">
            <text:p>10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3" office:value-type="string" calcext:value-type="string">
            <text:p>Metamorphosis</text:p>
          </table:table-cell>
          <table:table-cell office:value-type="string" calcext:value-type="string">
            <text:p>Franz Kafk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14" calcext:value-type="date">
            <text:p>14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3" office:value-type="string" calcext:value-type="string">
            <text:p>Murder on the Orient Express</text:p>
          </table:table-cell>
          <table:table-cell office:value-type="string" calcext:value-type="string">
            <text:p>Agatha Christi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22" calcext:value-type="date">
            <text:p>22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3" office:value-type="string" calcext:value-type="string">
            <text:p>The Old Man and the Sea</text:p>
          </table:table-cell>
          <table:table-cell office:value-type="string" calcext:value-type="string">
            <text:p>Ernest Hemingwa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6-29" calcext:value-type="date">
            <text:p>29 Jun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ive Point Someone</text:p>
          </table:table-cell>
          <table:table-cell office:value-type="string" calcext:value-type="string">
            <text:p>Chetan Bhaga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7-16" calcext:value-type="date">
            <text:p>16 Jul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3" office:value-type="string" calcext:value-type="string">
            <text:p>Fight Club</text:p>
          </table:table-cell>
          <table:table-cell office:value-type="string" calcext:value-type="string">
            <text:p>Chuck Palahniu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08-12" calcext:value-type="date">
            <text:p>12 Aug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ow To Win Friends &amp; Influence People</text:p>
          </table:table-cell>
          <table:table-cell office:value-type="string" calcext:value-type="string">
            <text:p>Dale Carnegi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19-09-30" calcext:value-type="date">
            <text:p>30 Sep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he Fault in Our Stars</text:p>
          </table:table-cell>
          <table:table-cell office:value-type="string" calcext:value-type="string">
            <text:p>John Gree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0-06" calcext:value-type="date">
            <text:p>06 Oct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ride and Prejudice</text:p>
          </table:table-cell>
          <table:table-cell office:value-type="string" calcext:value-type="string">
            <text:p>Jane Aust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08" calcext:value-type="date">
            <text:p>08 Dec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here Was No One at the Bus Stop</text:p>
          </table:table-cell>
          <table:table-cell office:value-type="string" calcext:value-type="string">
            <text:p>Shirshendu Mukhopadhyay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09" calcext:value-type="date">
            <text:p>09 Dec 2019</text:p>
          </table:table-cell>
          <table:table-cell table:number-columns-repeated="5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Turtles All The Way Down</text:p>
          </table:table-cell>
          <table:table-cell office:value-type="string" calcext:value-type="string">
            <text:p>John Gree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19-12-15" calcext:value-type="date">
            <text:p>15 Dec 2019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Total pages</text:p>
          </table:table-cell>
          <table:table-cell table:formula="of:=SUM([.E1:.E17])" office:value-type="float" office:value="3798" calcext:value-type="float">
            <text:p>3798</text:p>
          </table:table-cell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7:50:37.852868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1-29T07:52:13.988478267</dc:date>
    <meta:editing-duration>PT32M26S</meta:editing-duration>
    <meta:editing-cycles>14</meta:editing-cycles>
    <meta:document-statistic meta:table-count="1" meta:cell-count="121" meta:object-count="0"/>
  </office:meta>
</office:document-meta>
</file>